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eetState.getColumnWid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setAscending( boolean asce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getScroll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setScrollPosition( Integer [ ] scroll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setFirst( int fir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parseScrollPosition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heetState.getSelected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getSortedColum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isAsc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setSortedColumnId( String sortedColum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She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ge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reset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heetState.setSelectedRows( List &lt; Integer &gt; selected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setColumnWidths( String columnWid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eetState.updateSortState( SortActionEvent sort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